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ObjectModelHelper.ge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wObjectModelHelper.getFOMExpressionContext( final Map objectModel , final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wObjectModelHelper.FlowObjectModel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wObjectModelHelper.addJavaPackages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